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line-height="100%" fo:text-align="justify" style:justify-single-word="false" fo:text-indent="1.249cm" style:auto-text-indent="false"/>
    </style:style>
    <style:style style:name="P2" style:family="paragraph" style:parent-style-name="Text_20_body">
      <style:paragraph-properties fo:margin-left="0cm" fo:margin-right="0cm" fo:line-height="100%" fo:text-align="justify" style:justify-single-word="false" fo:text-indent="1.249cm" style:auto-text-indent="false"/>
      <style:text-properties style:font-name="Times New Roman1" fo:font-size="10pt" style:font-size-asian="10pt"/>
    </style:style>
    <style:style style:name="P3" style:family="paragraph" style:parent-style-name="textbody">
      <style:paragraph-properties fo:margin-left="0cm" fo:margin-right="0cm" fo:text-align="justify" style:justify-single-word="false" fo:text-indent="1.249cm" style:auto-text-indent="false"/>
    </style:style>
    <style:style style:name="P4" style:family="paragraph" style:parent-style-name="Normal_20__28_Web_29_">
      <style:paragraph-properties fo:margin-left="3.75cm" fo:margin-right="0cm" fo:text-align="justify" style:justify-single-word="false" fo:text-indent="0cm" style:auto-text-indent="false">
        <style:tab-stops/>
      </style:paragraph-properties>
    </style:style>
    <style:style style:name="P5" style:family="paragraph" style:parent-style-name="Text_20_body" style:master-page-name="MP0">
      <style:paragraph-properties fo:margin-left="0cm" fo:margin-right="0cm" fo:line-height="100%" fo:text-align="justify" style:justify-single-word="false" fo:text-indent="1.249cm" style:auto-text-indent="false" style:page-number="auto" fo:break-before="page"/>
      <style:text-properties style:font-name="Times New Roman1" fo:font-size="10pt" style:font-size-asian="10pt"/>
    </style:style>
    <style:style style:name="P6" style:family="paragraph" style:parent-style-name="Text_20_body">
      <style:paragraph-properties fo:margin-left="0cm" fo:margin-right="0cm" fo:line-height="100%" fo:text-align="justify" style:justify-single-word="false" fo:text-indent="1.249cm" style:auto-text-indent="false"/>
      <style:text-properties fo:font-variant="normal" fo:text-transform="none" style:font-name="Times New Roman" fo:font-size="10pt" fo:font-style="normal" fo:font-weight="normal"/>
    </style:style>
    <style:style style:name="P7" style:family="paragraph" style:parent-style-name="Text_20_body">
      <style:paragraph-properties fo:margin-left="0cm" fo:margin-right="0cm" fo:line-height="100%" fo:text-align="justify" style:justify-single-word="false" fo:text-indent="1.249cm" style:auto-text-indent="false"/>
      <style:text-properties fo:font-variant="normal" fo:text-transform="none" style:font-name="Times New Roman" fo:font-size="10.5pt" fo:font-style="normal" fo:font-weight="normal"/>
    </style:style>
    <style:style style:name="P8"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 fo:font-size="10.5pt" fo:font-style="normal" fo:font-weight="normal"/>
    </style:style>
    <style:style style:name="P9" style:family="paragraph" style:parent-style-name="Text_20_body">
      <style:paragraph-properties fo:margin-left="0cm" fo:margin-right="0cm" fo:line-height="100%" fo:text-align="justify" style:justify-single-word="false" fo:text-indent="1.249cm" style:auto-text-indent="false"/>
      <style:text-properties fo:font-variant="normal" fo:text-transform="none" style:font-name="Times New Roman" fo:font-style="normal" fo:font-weight="normal"/>
    </style:style>
    <style:style style:name="P10" style:family="paragraph" style:parent-style-name="Text_20_body">
      <style:paragraph-properties fo:margin-left="0cm" fo:margin-right="0cm" fo:line-height="100%" fo:text-align="justify" style:justify-single-word="false" fo:text-indent="1.249cm" style:auto-text-indent="false"/>
    </style:style>
    <style:style style:name="P11" style:family="paragraph" style:parent-style-name="Text_20_body">
      <style:paragraph-properties fo:margin-left="3.75cm" fo:margin-right="0cm" fo:margin-top="0.18cm" fo:margin-bottom="0.18cm" loext:contextual-spacing="false" fo:line-height="100%" fo:text-align="justify" style:justify-single-word="false" fo:text-indent="0cm" style:auto-text-indent="false"/>
      <style:text-properties style:font-name="Times New Roman" fo:font-size="10pt" fo:font-style="italic"/>
    </style:style>
    <style:style style:name="T1" style:family="text">
      <style:text-properties style:font-name="Times New Roman1"/>
    </style:style>
    <style:style style:name="T2" style:family="text">
      <style:text-properties style:font-name="Times New Roman1" fo:font-size="10pt" style:font-size-asian="10pt"/>
    </style:style>
    <style:style style:name="T3" style:family="text">
      <style:text-properties style:font-name="Times New Roman1" fo:font-size="10pt" fo:font-weight="normal" style:font-size-asian="10pt" style:font-weight-asian="normal"/>
    </style:style>
    <style:style style:name="T4" style:family="text">
      <style:text-properties style:font-name="Times New Roman1" fo:font-size="10pt" fo:font-weight="bold" style:font-size-asian="10pt" style:font-weight-asian="bold"/>
    </style:style>
    <style:style style:name="T5" style:family="text">
      <style:text-properties fo:font-size="10.5pt" style:font-size-asian="10.5pt" style:font-size-complex="10.5pt"/>
    </style:style>
    <style:style style:name="T6" style:family="text">
      <style:text-properties fo:font-size="10.5pt" fo:font-style="italic" style:font-size-asian="10.5pt" style:font-style-asian="italic" style:font-size-complex="10.5pt" style:font-style-complex="italic"/>
    </style:style>
    <style:style style:name="T7" style:family="text">
      <style:text-properties fo:font-size="10pt"/>
    </style:style>
    <style:style style:name="T8" style:family="text">
      <style:text-properties fo:font-size="10pt" fo:font-weight="bold"/>
    </style:style>
    <style:style style:name="T9" style:family="text">
      <style:text-properties fo:font-variant="normal" fo:text-transform="none" style:font-name="Times New Roman" fo:font-size="10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istos etc.</text:p>
      <text:p text:style-name="P1"><text:span text:style-name="Fonte_20_parág._20_padrão"><text:span text:style-name="T2">Trata-se de execução da pena de 01 (um) anos e 02 (dois) meses de detenção, a ser cumprida, inicialmente em regime aberto, com substituição por prestação de serviços à comunidade e prestação pecuniária, imposta a </text:span></text:span><text:span text:style-name="Strong_20_Emphasis"><text:span text:style-name="T3">Luiz Carlos de Medeiros</text:span></text:span><text:span text:style-name="Fonte_20_parág._20_padrão"><text:span text:style-name="T2">, em que, após não ser localizado para participar da audiência admonitória, teve sua pena convertida em privativa de liberdade e regredida para o regime semiaberto (ev. 16.1).</text:span></text:span></text:p>
      <text:p text:style-name="P1"><text:span text:style-name="Fonte_20_parág._20_padrão"><text:span text:style-name="T2">Redistribuídos os autos para esta 1ª Vara Regional de Execução Penal em razão da mudança de competência promovida pela Resolução nº 62/2022, o Ministério Público pugnou pela reforma da decisão, considerando que a regressão de regime ocorreu antes mesmo do início do cumprimento da pena (ev. 53.1)</text:span></text:span></text:p>
      <text:p text:style-name="P2">Relatados.</text:p>
      <text:p text:style-name="P2">Assiste razão ao Ministério Público uma vez que o apenado foi intimado da sentença por edital e sequer houve a designação de audiência admonitória, razão pela qual não se pode dizer que deu início ao seu cumprimento, sendo incabível a regressão cautelar de regime prisional, ainda que coubesse a conversão em pena privativa de liberdade e expedição de mandado de prisão a fim de que, após capturado, desse início ao cumprimento da pena no regime aberto.</text:p>
      <text:p text:style-name="P2">É lição basilar que a regressão de regime só pode ser decretada após o início do cumprimento da pena e não antes disso, sob pena de ferir a coisa julgada, uma vez que a sentença penal condenatória transitada em julgado deve ser cumprida nos termos em que foi proferida. Diferente seria o caso em que, após iniciar o cumprimento da pena, o apenado pratica falta grave e, portanto, pode passar a cumprir pena em regime mais gravoso por ter descumprido as condições do regime.</text:p>
      <text:p text:style-name="P2">No caso, nem mesmo audiência admonitória foi realizada, então não há como dizer que houve o início do cumprimento.</text:p>
      <text:p text:style-name="P1"><text:span text:style-name="Fonte_20_parág._20_padrão"><text:span text:style-name="T2">Diante do exposto, </text:span></text:span><text:span text:style-name="Strong_20_Emphasis"><text:span text:style-name="T3">revogo a decisão do evento 16.1</text:span></text:span><text:span text:style-name="Fonte_20_parág._20_padrão"><text:span text:style-name="T2"> e, tendo por incompetente este juízo para continuar a presidir processo de execução penal em regime aberto, determino a remessa dos autos para o</text:span></text:span><text:span text:style-name="Fonte_20_parág._20_padrão"><text:span text:style-name="T1"> </text:span></text:span><text:span text:style-name="Fonte_20_parág._20_padrão"><text:span text:style-name="T4">meio aberto da Comarca de Acari.</text:span></text:span></text:p>
      <text:p text:style-name="P2">P.R.I.</text:p>
      <text:p text:style-name="P2"/>
      <text:p text:style-name="P3"><text:span text:style-name="Fonte_20_parág._20_padrão"><text:span text:style-name="T5">Vistos etc.</text:span></text:span></text:p>
      <text:p text:style-name="P3"><text:span text:style-name="Fonte_20_parág._20_padrão"><text:span text:style-name="T5">Trata-se de execução da pena de </text:span></text:span><text:span text:style-name="Forte"><text:span text:style-name="T5">09 (nove) anos de reclusão</text:span></text:span><text:span text:style-name="Fonte_20_parág._20_padrão"><text:span text:style-name="T5">, a ser cumprida, inicialmente </text:span></text:span><text:span text:style-name="Forte"><text:span text:style-name="T5">em regime fechado, </text:span></text:span><text:span text:style-name="Fonte_20_parág._20_padrão"><text:span text:style-name="T5">em que foi revogada a prisão preventiva e concedida à ré o benefício da prisão domiciliar com uso de tornozeleira eletrônica, considerando o fato de que estava gestante, ainda durante a ação penal que levou à presente execução penal (ev. 1.1, pág. 54).</text:span></text:span></text:p>
      <text:p text:style-name="P3"><text:span text:style-name="Fonte_20_parág._20_padrão"><text:span text:style-name="T5">Iniciado o cumprimento da pena, o benefício foi mantido, sem que tenha havido o recolhimento da apenado para o regime inicial de cumprimento da pena.</text:span></text:span></text:p>
      <text:p text:style-name="P3"><text:span text:style-name="Fonte_20_parág._20_padrão"><text:span text:style-name="T5">Ao analisar violações ao sistema de monitoramento eletrônico, considerou-se que a apenada estava em regime semiaberto, ao invés do fechado, conforme consta da decisão do evento 36.1.</text:span></text:span></text:p>
      <text:p text:style-name="P3"><text:span text:style-name="Fonte_20_parág._20_padrão"><text:span text:style-name="T5">Igualmente, a decisão do evento 60.1, na análise das justificativas apresentadas pela apenada, manteve a decisão anterior e estabeleceu que a apenada deveria retornar ao cumprimento da pena no regime semiaberto harmonizado (ev. 60.1).</text:span></text:span></text:p>
      <text:p text:style-name="P3"><text:span text:style-name="Fonte_20_parág._20_padrão"><text:span text:style-name="T5">Proferido acórdão redutor da pena, foi mantido o regime inicial de cumprimento da pena no fechado (ev. 77.1).</text:span></text:span></text:p>
      <text:p text:style-name="P3"><text:span text:style-name="Fonte_20_parág._20_padrão"><text:span text:style-name="T5">Relatados.</text:span></text:span></text:p>
      <text:p text:style-name="P3"><text:span text:style-name="Fonte_20_parág._20_padrão"><text:span text:style-name="T5">Tratam-se de erros materiais que consideraram, erroneamente, o regime semiaberto como o regime de cumprimento da pena, enquanto, na verdade, trata-se de cumprimento de medida cautelar em substituição à prisão preventiva, razão pela qual as decisões dos eventos 36.1 e 60.1 merecem reparo.</text:span></text:span></text:p>
      <text:p text:style-name="P3"><text:span text:style-name="Fonte_20_parág._20_padrão"><text:span text:style-name="T5">Por oportuno, registro que por se tratarem de erros materiais, podem eles ser corrigidos de ofício e a qualquer tempo, como prega a jurisprudência do STJ, </text:span></text:span><text:span text:style-name="Emphasis"><text:span text:style-name="T5">verbis</text:span></text:span><text:span text:style-name="Fonte_20_parág._20_padrão"><text:span text:style-name="T5">:</text:span></text:span></text:p>
      <text:p text:style-name="P4"><text:span text:style-name="Fonte_20_parág._20_padrão"><text:span text:style-name="T6">AGRAVO REGIMENTAL NO HABEAS CORPUS. EXECUÇÃO PENAL. IMPUGNAÇÃO DEFENSIVA. PROGRESSÃO DE REGIME CONCEDIDA. POSTERIOR REVO</text:span></text:span><text:soft-page-break/><text:span text:style-name="Fonte_20_parág._20_padrão"><text:span text:style-name="T6">GAÇÃO DIANTE DO NÃO PREENCHIMENTO DO REQUISITO OBJETIVO. COISA JULGADA. CLÁUSULA REBUS SIC STANDIBUS. ALTERAÇÃO DO SUBSTRATO FÁTICO-JURÍDICO. ERRO MATERIAL. POSSIBILIDADE DE CORREÇÃO. RECURSO IMPROVIDO.<text:line-break/>1- A retificação de ofício pelo Juiz da Execução do incorreto atestado de pena não encontra óbice nos institutos da preclusão e da coisa julgada, por não importar em alteração no título executório a ser cumprido pelo Sentenciado, não configurando, portanto, em reformatio in pejus. Precedentes. [...] (AgRg no HC n. 738.234/RS, relatora Ministra LAURITA VAZ, Sexta Turma, julgado em 23/8/2022, DJe de 31/8/2022).<text:line-break/>2- No caso, os cálculos da execução foram refeitos, porque constatou-se, posteriormente, que a data-base considerada para a concessão de regime aberto foi a data da primeira prisão do executado, em vez de a data da última progressão de regime, bem como que o SEEU somente computou o período de cumprimento de pena do crime equiparado a hediondo, desconsiderando os crimes comuns. Sendo assim, foi revogada a decisão anterior concessiva da progressão ao regime aberto.<text:line-break/>3- Trata-se de aplicação da interpretação jurisprudencial mais recente e harmônica desta Corte ao caso concreto, que implica em realização de justiça, no caso concreto, como também em observância do princípio da isonomia.<text:line-break/>3- Agravo regimental não provido.<text:line-break/>(AgRg no HC n. 769.677/SC, relator Ministro Reynaldo Soares da Fonseca, Quinta Turma, julgado em 27/9/2022, DJe de 4/10/2022.)</text:span></text:span></text:p>
      <text:p text:style-name="P3"><text:span text:style-name="Fonte_20_parág._20_padrão"><text:span text:style-name="T5">Anoto aqui que a apenada nunca ingressou no regime fechado e, tampouco, foi progredida para o regime semiaberto, sendo sua situação amplamente irregular.</text:span></text:span></text:p>
      <text:p text:style-name="P3"><text:span text:style-name="Fonte_20_parág._20_padrão"><text:span text:style-name="T5">No caso, iniciado o cumprimento da pena e comprovado que não está mais gestante, nem mesmo podendo ser tratada como puérpera, deve a apenada ser recolhida ao sistema inicial de cumprimento da pena estabelecido na sentença condenatória e confirmado pelo acórdão que julgou o recurso de apelação (ev. 77.1), sob pena de se ter ver rompido, no caso em comento, o princípio da coisa julgada.</text:span></text:span></text:p>
      <text:p text:style-name="P3"><text:span text:style-name="Fonte_20_parág._20_padrão"><text:span text:style-name="T5">Diante do exposto, </text:span></text:span><text:span text:style-name="Forte"><text:span text:style-name="T5">reformo as decisões dos eventos 36.1 e 60.1</text:span></text:span><text:span text:style-name="Fonte_20_parág._20_padrão"><text:span text:style-name="T5"> para determinar o</text:span></text:span><text:span text:style-name="Forte"><text:span text:style-name="T5"> imediato recolhimento da apenado ao regime fechado</text:span></text:span><text:span text:style-name="Fonte_20_parág._20_padrão"><text:span text:style-name="T5">, por ser este o regime inicial de cumprimento da pena.</text:span></text:span></text:p>
      <text:p text:style-name="P3"><text:span text:style-name="Fonte_20_parág._20_padrão"><text:span text:style-name="T5">P.R.I. Expeça-se mandado de prisão no BNMP e, em seguida, remetam-se os autos à CEME para que providencie o recolhimento da apenada a estabelecimento prisional adequado ao cumprimento da pena no regime fechado.</text:span></text:span></text:p>
      <text:p text:style-name="P3"><text:span text:style-name="Fonte_20_parág._20_padrão"><text:span text:style-name="T5">Após o cumprimento das diligências, retornem-me os autos conclusos para apreciação do pedido acostado ao evento 70.1.</text:span></text:span></text:p>
      <text:p text:style-name="P2"/>
      <text:p text:style-name="P2"/>
      <text:p text:style-name="P6">Vistos etc.</text:p>
      <text:p text:style-name="P7"><text:span text:style-name="T7">Trata-se de execução da pena de </text:span><text:span text:style-name="T8">14 (quatorze) anos, 10 (dez) meses e 10 (dez) dias de reclusão</text:span><text:span text:style-name="T7">, a ser cumprida, inicialmente </text:span><text:span text:style-name="T8">em regime fechado, </text:span><text:span text:style-name="T7">em que foi revogada a prisão preventiva e concedida à ré o benefício da prisão domiciliar com uso de tornozeleira eletrônica, considerando o fato de que é mãe de menor de 12 (doze) anos de idade, ainda durante a ação penal que levou à presente execução penal (ev. 1.9).</text:span></text:p>
      <text:p text:style-name="P6">Iniciado o cumprimento da pena, o benefício foi mantido, sem que tenha havido o recolhimento da apenado para o regime inicial de cumprimento da pena.</text:p>
      <text:p text:style-name="P6">Ao analisar violações ao sistema de monitoramento eletrônico, considerou-se que a apenada estava em regime semiaberto, ao invés do fechado, conforme consta da decisão do evento 37.1.</text:p>
      <text:p text:style-name="P8">Decisão acostada ao evento 52.1 cancelou os efeitos da decisão do ev. 37.1, porém não determinou a expedição de mandado de prisão</text:p>
      <text:p text:style-name="P6">Instado a se manifestar, o Ministério Público requereu a intimação da monitorada para que apresente justificativa quanto as violações ao sistema de monitoramento apontadas pela CEME no relatório do evento 33.1.</text:p>
      <text:p text:style-name="P6">Relatados.</text:p>
      <text:p text:style-name="P6"><text:soft-page-break/>Trata-se de erro material que considerou, erroneamente, o regime semiaberto como o regime de cumprimento da pena, enquanto, na verdade, trata-se de cumprimento de medida cautelar em substituição à prisão preventiva, razão pela qual as decisão do evento 37.1 merece reparo, apesar de já ter seus efeitos cancelados pela decisão do evento 52.1.</text:p>
      <text:p text:style-name="P1"><text:span text:style-name="T9">Por oportuno, registro que por se tratarem de erros materiais, podem eles ser corrigidos de ofício e a qualquer tempo, como prega a jurisprudência do STJ, </text:span><text:span text:style-name="Emphasis"><text:span text:style-name="T9">verbis</text:span></text:span><text:span text:style-name="T9">:</text:span></text:p>
      <text:p text:style-name="P11">AGRAVO REGIMENTAL NO HABEAS CORPUS. EXECUÇÃO PENAL. IMPUGNAÇÃO DEFENSIVA. PROGRESSÃO DE REGIME CONCEDIDA. POSTERIOR REVOGAÇÃO DIANTE DO NÃO PREENCHIMENTO DO REQUISITO OBJETIVO. COISA JULGADA. CLÁUSULA REBUS SIC STANDIBUS. ALTERAÇÃO DO SUBSTRATO FÁTICO-JURÍDICO. ERRO MATERIAL. POSSIBILIDADE DE CORREÇÃO. RECURSO IMPROVIDO.<text:line-break/>1- A retificação de ofício pelo Juiz da Execução do incorreto atestado de pena não encontra óbice nos institutos da preclusão e da coisa julgada, por não importar em alteração no título executório a ser cumprido pelo Sentenciado, não configurando, portanto, em reformatio in pejus. Precedentes. [...] (AgRg no HC n. 738.234/RS, relatora Ministra LAURITA VAZ, Sexta Turma, julgado em 23/8/2022, DJe de 31/8/2022).<text:line-break/>2- No caso, os cálculos da execução foram refeitos, porque constatou-se, posteriormente, que a data-base considerada para a concessão de regime aberto foi a data da primeira prisão do executado, em vez de a data da última progressão de regime, bem como que o SEEU somente computou o período de cumprimento de pena do crime equiparado a hediondo, desconsiderando os crimes comuns. Sendo assim, foi revogada a decisão anterior concessiva da progressão ao regime aberto.<text:line-break/>3- Trata-se de aplicação da interpretação jurisprudencial mais recente e harmônica desta Corte ao caso concreto, que implica em realização de justiça, no caso concreto, como também em observância do princípio da isonomia.<text:line-break/>3- Agravo regimental não provido.<text:line-break/>(AgRg no HC n. 769.677/SC, relator Ministro Reynaldo Soares da Fonseca, Quinta Turma, julgado em 27/9/2022, DJe de 4/10/2022.)</text:p>
      <text:p text:style-name="P6">Anoto aqui que a apenada nunca ingressou no regime fechado e, tampouco, foi progredida para o regime semiaberto, sendo sua situação amplamente irregular.</text:p>
      <text:p text:style-name="P6">Ademais, as violações ao monitoramento eletrônico denotam que não está cumprindo o benefício de forma adequada, o que recomenda, com urgência, a sua descontinuidade.</text:p>
      <text:p text:style-name="P6">No caso, iniciado o cumprimento da pena, deve a apenada ser recolhida para iniciar o cumprimento da pena estabelecido na sentença condenatória, sob pena de se ter ver rompido, no caso em comento, o princípio da coisa julgada.</text:p>
      <text:p text:style-name="P9"><text:span text:style-name="T7">Diante do exposto, </text:span><text:span text:style-name="T8">reformo a decisão do evento 37.1</text:span> <text:span text:style-name="T7">para determinar o</text:span> <text:span text:style-name="T8">imediato recolhimento da apenado ao regime fechado</text:span><text:span text:style-name="T7">, por ser este o regime inicial de cumprimento da pena.</text:span></text:p>
      <text:p text:style-name="P6">P.R.I. Expeça-se mandado de prisão no BNMP e, em seguida, remetam-se os autos à CEME para que providencie o recolhimento da apenada a estabelecimento prisional adequado ao cumprimento da pena no regime fecha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erif"/>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body" style:family="paragraph" style:parent-style-name="Normal">
      <style:paragraph-properties fo:margin-top="0.176cm" fo:margin-bottom="0.176cm" loext:contextual-spacing="false" fo:hyphenation-ladder-count="no-limit" style:vertical-align="auto"/>
      <style:text-properties style:font-name="Times New Roman1" fo:font-family="'Times New Roman'" style:font-family-generic="roman" style:font-pitch="variable" style:letter-kerning="false" style:font-name-asian="Times New Roman1" style:font-family-asian="'Times New Roman'" style:font-family-generic-asian="roman" style:font-pitch-asian="variable" style:language-asian="pt" style:country-asian="BR" style:font-name-complex="Times New Roman1" style:font-family-complex="'Times New Roman'" style:font-family-generic-complex="roman" style:font-pitch-complex="variable" style:language-complex="ar" style:country-complex="SA" fo:hyphenate="tru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1" fo:font-family="'Times New Roman'" style:font-family-generic="roman" style:font-pitch="variable" style:letter-kerning="false" style:font-name-asian="Times New Roman1" style:font-family-asian="'Times New Roman'" style:font-family-generic-asian="roman" style:font-pitch-asian="variable" style:language-asian="pt" style:country-asian="BR" style:font-name-complex="Times New Roman1" style:font-family-complex="'Times New Roman'" style:font-family-generic-complex="roman" style:font-pitch-complex="variable" style:language-complex="ar" style:country-complex="SA" fo:hyphenate="true"/>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Forte" style:family="text" style:parent-style-name="Fonte_20_parág._20_padrão">
      <style:text-properties fo:font-weight="bold" style:font-weight-asian="bold" style:font-weight-complex="bold"/>
    </style:style>
    <style:style style:name="Emphasis" style:family="text" style:parent-style-name="Fonte_20_parág._20_padrão">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meta:creation-date>2023-02-14T10:55:00Z</meta:creation-date>
    <dc:date>2023-03-15T11:41:01.859000000</dc:date>
    <meta:editing-cycles>5</meta:editing-cycles>
    <meta:editing-duration>PT5H13M41S</meta:editing-duration>
    <meta:document-statistic meta:table-count="0" meta:image-count="0" meta:object-count="0" meta:page-count="3" meta:paragraph-count="39" meta:word-count="1621" meta:character-count="10268" meta:non-whitespace-character-count="8686"/>
    <meta:template xlink:type="simple" xlink:actuate="onRequest" xlink:title="" xlink:href="Normal"/>
  </office:meta>
</office:document-meta>
</file>